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JanitorImpl.getJV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longDiv( long top , long botto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JanitorImpl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oreJanitorImpl.calcToFree( Store st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reJanitorImpl.minTimeToFill( long 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getMinFree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oreJanitorImpl.freePhysicalMem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reJanitorImpl.memoryIn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unregister( Store st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JanitorImpl.getThread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register( Store st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JanitorImpl.getMaxHeap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freeMemor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oreJanitorImpl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memoryLow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oreJanitorImpl.parameterize( Parameters param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oreJanitorImpl.setIndex( int _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JanitorImpl.getAdaptiveThread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getStor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JanitorImpl.checkMemor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toreJanitorImpl.removeStoreObjects( Store st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